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2" svg:font-family="Calibri" style:font-pitch="variable"/>
    <style:font-face style:name="MS Gothic" svg:font-family="'MS Gothic'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1" officeooo:paragraph-rsid="002a6345" style:font-name-asian="Times New Roman" style:language-asian="pt" style:country-asian="BR" style:font-name-complex="Courier New2"/>
    </style:style>
    <style:style style:name="P2" style:family="paragraph" style:parent-style-name="Standard">
      <style:paragraph-properties fo:margin-top="0cm" fo:margin-bottom="0cm" loext:contextual-spacing="false" fo:line-height="100%"/>
      <style:text-properties officeooo:paragraph-rsid="002a6345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font-name="Courier New1" fo:font-size="11pt" fo:letter-spacing="normal" fo:font-style="normal" fo:font-weight="bold" officeooo:paragraph-rsid="002e61a0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fo:color="#000000" style:text-line-through-style="none" style:text-line-through-type="none" style:font-name="Courier New1" fo:letter-spacing="normal" fo:font-style="normal" style:text-underline-style="none" fo:font-weight="bold" officeooo:paragraph-rsid="002a6345" style:text-blinking="false" style:font-style-asian="normal" style:font-weight-asian="bold"/>
    </style:style>
    <style:style style:name="P5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1" fo:font-size="11pt" fo:letter-spacing="normal" fo:font-style="normal" fo:font-weight="bold" officeooo:paragraph-rsid="002a6345" style:font-size-asian="11pt" style:font-style-asian="normal" style:font-weight-asian="bold" style:font-size-complex="11pt"/>
    </style:style>
    <style:style style:name="P6" style:family="paragraph" style:parent-style-name="Preformatted_20_Text">
      <style:paragraph-properties fo:line-height="100%" fo:orphans="2" fo:widows="2"/>
      <style:text-properties fo:color="#000000"/>
    </style:style>
    <style:style style:name="P7" style:family="paragraph" style:parent-style-name="Preformatted_20_Text">
      <style:paragraph-properties fo:line-height="100%" fo:orphans="2" fo:widows="2"/>
      <style:text-properties fo:color="#000000" officeooo:paragraph-rsid="002f6c05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normal" officeooo:paragraph-rsid="002f6c05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Roboto Mono" fo:font-size="10.5pt" fo:letter-spacing="normal" fo:font-style="normal" fo:font-weight="bold" officeooo:paragraph-rsid="002f6c05"/>
    </style:style>
    <style:style style:name="P12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/>
    </style:style>
    <style:style style:name="P13" style:family="paragraph" style:parent-style-name="Preformatted_20_Text">
      <style:paragraph-properties fo:line-height="100%" fo:orphans="2" fo:widows="2"/>
      <style:text-properties fo:font-variant="normal" fo:text-transform="none" fo:color="#000000" fo:letter-spacing="normal" officeooo:paragraph-rsid="002f6c05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2a6345"/>
    </style:style>
    <style:style style:name="P15" style:family="paragraph" style:parent-style-name="Standard">
      <style:paragraph-properties fo:line-height="100%" fo:orphans="2" fo:widows="2"/>
      <style:text-properties fo:font-variant="normal" fo:text-transform="none" fo:color="#000000" style:text-line-through-style="none" style:text-line-through-type="none" style:font-name="Arial" fo:font-size="10.5pt" fo:letter-spacing="normal" fo:font-style="normal" style:text-underline-style="none" fo:font-weight="bold" officeooo:rsid="002a5eef" officeooo:paragraph-rsid="002a6345" style:text-blinking="false" style:font-size-asian="11pt" style:font-size-complex="11pt" loext:padding="0cm" loext:border="none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rsid="002e61a0" officeooo:paragraph-rsid="002e61a0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Courier New1" fo:font-size="11pt" fo:letter-spacing="normal" fo:font-style="normal" style:text-underline-style="none" fo:font-weight="bold" officeooo:rsid="002e61a0" style:text-blinking="false" fo:background-color="#ffffff" loext:char-shading-value="0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1" fo:font-size="11pt" fo:letter-spacing="normal" fo:font-style="normal" fo:font-weight="bold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color="#000000" style:font-name="Courier New1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5" style:family="text">
      <style:text-properties fo:font-variant="normal" fo:text-transform="none" style:font-name="Courier New1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1" fo:font-size="11pt" fo:letter-spacing="normal" fo:font-style="normal" fo:font-weight="bold" officeooo:rsid="002a5eef" style:font-size-asian="11pt" style:font-style-asian="normal" style:font-weight-asian="bold" style:font-size-complex="11pt" style:font-weight-complex="bold"/>
    </style:style>
    <style:style style:name="T7" style:family="text">
      <style:text-properties fo:font-variant="normal" fo:text-transform="none" style:font-name="Courier New1" fo:font-size="11pt" fo:letter-spacing="normal" fo:font-style="normal" fo:font-weight="bold" officeooo:rsid="002cb011" style:font-size-asian="11pt" style:font-style-asian="normal" style:font-weight-asian="bold" style:font-size-complex="11pt" style:font-weight-complex="bold"/>
    </style:style>
    <style:style style:name="T8" style:family="text">
      <style:text-properties fo:font-variant="normal" fo:text-transform="none" style:font-name="Courier New1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Roboto Mono" fo:font-size="10.5pt" fo:letter-spacing="normal" fo:font-style="normal" fo:font-weight="normal"/>
    </style:style>
    <style:style style:name="T10" style:family="text">
      <style:text-properties fo:font-variant="normal" fo:text-transform="none" style:font-name="Roboto Mono" fo:font-size="10.5pt" fo:letter-spacing="normal" fo:font-style="normal" fo:font-weight="normal" officeooo:rsid="002f6c05"/>
    </style:style>
    <style:style style:name="T11" style:family="text">
      <style:text-properties fo:font-variant="normal" fo:text-transform="none" style:font-name="Roboto Mono" fo:font-size="10.5pt" fo:letter-spacing="normal" fo:font-style="normal" fo:font-weight="bold"/>
    </style:style>
    <style:style style:name="T12" style:family="text">
      <style:text-properties fo:color="#000000" style:font-name="Courier New1" fo:font-size="14pt" fo:font-style="italic" style:text-underline-style="solid" style:text-underline-width="auto" style:text-underline-color="font-color" fo:font-weight="bold" style:font-name-asian="Times New Roman" style:font-size-asian="14pt" style:language-asian="pt" style:country-asian="BR" style:font-style-asian="italic" style:font-weight-asian="bold" style:font-name-complex="Courier New2"/>
    </style:style>
    <style:style style:name="T13" style:family="text">
      <style:text-properties fo:color="#000000" style:font-name="Courier New1" fo:font-size="14pt" fo:font-style="italic" style:text-underline-style="solid" style:text-underline-width="auto" style:text-underline-color="font-color" fo:font-weight="bold" officeooo:rsid="002e61a0" style:font-name-asian="Times New Roman" style:font-size-asian="14pt" style:language-asian="pt" style:country-asian="BR" style:font-style-asian="italic" style:font-weight-asian="bold" style:font-name-complex="Courier New2"/>
    </style:style>
    <style:style style:name="T14" style:family="text">
      <style:text-properties fo:color="#000000" style:text-line-through-style="none" style:text-line-through-type="none" style:font-name="Roboto Mono" fo:font-size="10.5pt" style:text-underline-style="none" officeooo:rsid="002a5eef" style:text-blinking="false" fo:background-color="#ffffff" loext:char-shading-value="0" style:font-style-asian="normal" style:font-weight-asian="bold" style:font-weight-complex="bold" loext:padding="0cm" loext:border="none"/>
    </style:style>
    <style:style style:name="T15" style:family="text">
      <style:text-properties style:font-name="Roboto Mono" fo:font-size="10.5pt" fo:font-style="normal" fo:font-weight="bold"/>
    </style:style>
    <style:style style:name="T16" style:family="text">
      <style:text-properties style:font-name="Roboto Mono" fo:font-size="10.5pt" fo:font-style="normal" fo:font-weight="bold" officeooo:rsid="002e61a0"/>
    </style:style>
    <style:style style:name="T17" style:family="text">
      <style:text-properties style:font-name="Roboto Mono" fo:font-size="10.5pt" fo:font-style="normal" fo:font-weight="normal"/>
    </style:style>
    <style:style style:name="T18" style:family="text">
      <style:text-properties fo:color="#000000" style:text-outline="false" style:text-line-through-style="none" style:text-line-through-type="none" style:text-position="0% 100%" style:font-name="Arial Unicode MS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2" style:font-size-complex="2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0.369cm" fo:min-width="0.534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4.09cm" fo:min-width="5.8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draw:custom-shape text:anchor-type="paragraph" draw:z-index="1" draw:name="Figura1" draw:style-name="gr5" draw:text-style-name="P21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paragraph" draw:z-index="8" draw:style-name="gr1" draw:text-style-name="P18" svg:width="1.034cm" svg:height="0.629cm" svg:x="18.015cm" svg:y="0.148cm"><text:p text:style-name="P17"><text:span text:style-name="T18">61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3">U</text:span><text:span text:style-name="T12">ma coisa peço ao Senhor</text:span></text:p>
      <text:p text:style-name="P1"/>
      <text:p text:style-name="P5"/>
      <text:p text:style-name="P2"><text:bookmark text:name="cifra_tom"/><text:span text:style-name="T3">Tom</text:span><text:span text:style-name="T4">: </text:span><text:span text:style-name="Internet_20_link"><text:span text:style-name="T2">G#</text:span></text:span></text:p>
      <text:p text:style-name="P2"><text:span text:style-name="Internet_20_link"><text:span text:style-name="T1"/></text:span></text:p>
      <text:p text:style-name="P3"><text:span text:style-name="Internet_20_link"><text:span text:style-name="T14">Capotraste na 4ª casa</text:span></text:span></text:p>
      <text:p text:style-name="P4"><text:bookmark text:name="cifra_capo"/><text:bookmark text:name="cifra_afi"/></text:p>
      <text:p text:style-name="P14"><text:span text:style-name="T5">Intro </text:span><text:span text:style-name="T7">2</text:span><text:span text:style-name="T6">x</text:span><text:span text:style-name="T8">:</text:span><text:span text:style-name="T9"> </text:span><text:span text:style-name="T11">Em</text:span><text:span text:style-name="T9"> <text:s text:c="2"/></text:span><text:span text:style-name="T11">Bm7</text:span><text:span text:style-name="T9"> <text:s text:c="2"/></text:span><text:span text:style-name="T11">D</text:span><text:span text:style-name="T9"> <text:s text:c="2"/></text:span><text:span text:style-name="T11">A9</text:span></text:p>
      <text:p text:style-name="P8"/>
      <text:p text:style-name="P6"/>
      <text:p text:style-name="P12"><text:s text:c="5"/><text:span text:style-name="T15">Em</text:span><text:span text:style-name="T17"> <text:s text:c="17"/></text:span><text:span text:style-name="T15">Bm7</text:span></text:p>
      <text:p text:style-name="P8"><draw:line text:anchor-type="paragraph" draw:z-index="2" draw:name="Forma1" draw:style-name="gr3" draw:text-style-name="P20" svg:x1="-0.37cm" svg:y1="7.814cm" svg:x2="-0.349cm" svg:y2="0.079cm"><text:p/></draw:line><draw:line text:anchor-type="paragraph" draw:z-index="3" draw:name="Forma2" draw:style-name="gr4" draw:text-style-name="P20" svg:x1="-0.349cm" svg:y1="0.079cm" svg:x2="-0.042cm" svg:y2="0.079cm"><text:p/></draw:line>Uma coisa eu peço ao Senhor</text:p>
      <text:p text:style-name="P12"><text:s text:c="5"/><text:span text:style-name="T15">D</text:span><text:span text:style-name="T16">9</text:span><text:span text:style-name="T17"> <text:s text:c="12"/></text:span><text:span text:style-name="T15">A9</text:span></text:p>
      <text:p text:style-name="P8">E a buscarei, e a buscarei</text:p>
      <text:p text:style-name="P8"/>
      <text:p text:style-name="P8"/>
      <text:p text:style-name="P12"><text:s text:c="10"/><text:span text:style-name="T15">Em</text:span></text:p>
      <text:p text:style-name="P8">Que meus pés</text:p>
      <text:p text:style-name="P12"><text:s text:c="16"/><text:span text:style-name="T15">Bm7</text:span></text:p>
      <text:p text:style-name="P8">Estejam em Tua casa</text:p>
      <text:p text:style-name="P12"><text:s text:c="6"/><text:span text:style-name="T15">D</text:span><text:span text:style-name="T16">9</text:span><text:span text:style-name="T17"> <text:s text:c="11"/></text:span><text:span text:style-name="T15">A9</text:span></text:p>
      <text:p text:style-name="P8">Para sempre, para sempre</text:p>
      <text:p text:style-name="P8"/>
      <text:p text:style-name="P8"/>
      <text:p text:style-name="P12"><text:s text:c="6"/><text:span text:style-name="T15">Em</text:span><text:span text:style-name="T17"> <text:s text:c="7"/></text:span><text:span text:style-name="T15">Bm7</text:span></text:p>
      <text:p text:style-name="P8">Seu amor me sustenta</text:p>
      <text:p text:style-name="P12"><text:s text:c="8"/><text:span text:style-name="T15">D</text:span></text:p>
      <text:p text:style-name="P8">Nas minhas fraquezas</text:p>
      <text:p text:style-name="P12"><text:s text:c="8"/><text:span text:style-name="T15">A9</text:span></text:p>
      <text:p text:style-name="P8"><draw:line text:anchor-type="paragraph" draw:z-index="4" draw:name="Forma3" draw:style-name="gr3" draw:text-style-name="P20" svg:x1="-0.349cm" svg:y1="0.258cm" svg:x2="-0.107cm" svg:y2="0.276cm"><text:p/></draw:line>Nas minhas fraquezas</text:p>
      <text:p text:style-name="P8"/>
      <text:p text:style-name="P6"><draw:custom-shape text:anchor-type="paragraph" draw:z-index="5" draw:name="Forma4" draw:style-name="gr2" draw:text-style-name="P19" svg:width="5.841cm" svg:height="4.091cm" svg:x="-0.208cm" svg:y="0.309cm"><text:p/><draw:enhanced-geometry svg:viewBox="0 0 21600 21600" draw:type="rectangle" draw:enhanced-path="M 0 0 L 21600 0 21600 21600 0 21600 0 0 Z N"/></draw:custom-shape></text:p>
      <text:p text:style-name="P12"><text:s text:c="4"/><text:span text:style-name="T15">Em</text:span><text:span text:style-name="T17"> <text:s text:c="2"/></text:span><text:span text:style-name="T15">Bm7</text:span></text:p>
      <text:p text:style-name="P8">Senho_______r</text:p>
      <text:p text:style-name="P12"><text:s text:c="6"/><text:span text:style-name="T15">D</text:span><text:span text:style-name="T17"> <text:s text:c="6"/></text:span><text:span text:style-name="T15">A9</text:span></text:p>
      <text:p text:style-name="P8"><draw:custom-shape text:anchor-type="paragraph" draw:z-index="0" draw:style-name="gr1" draw:text-style-name="P18" svg:width="1.034cm" svg:height="0.629cm" svg:x="5.821cm" svg:y="0.303cm"><text:p text:style-name="P17"><text:span text:style-name="T18">3X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Tua graça me basta</text:p>
      <text:p text:style-name="P8"/>
      <text:p text:style-name="P12"><text:s text:c="4"/><text:span text:style-name="T15">Em</text:span><text:span text:style-name="T17"> <text:s text:c="2"/></text:span><text:span text:style-name="T15">Bm7</text:span></text:p>
      <text:p text:style-name="P8">Senho_______r</text:p>
      <text:p text:style-name="P12"><text:s text:c="8"/><text:span text:style-name="T15">D</text:span><text:span text:style-name="T17"> <text:s text:c="10"/></text:span><text:span text:style-name="T15">A9</text:span></text:p>
      <text:p text:style-name="P8">Tua presença me sustenta</text:p>
      <text:p text:style-name="P6"/>
      <text:p text:style-name="P10"/>
      <text:p text:style-name="P6"><text:span text:style-name="T10">Solo 2x :</text:span><text:span text:style-name="T9"> </text:span><text:span text:style-name="T11">Em</text:span><text:span text:style-name="T9"> <text:s text:c="2"/></text:span><text:span text:style-name="T11">Bm7</text:span><text:span text:style-name="T9"> <text:s text:c="2"/></text:span><text:span text:style-name="T11">D</text:span><text:span text:style-name="T9"> <text:s text:c="2"/></text:span><text:span text:style-name="T11">A9</text:span></text:p>
      <text:p text:style-name="P10"/>
      <text:p text:style-name="P7"><draw:custom-shape text:anchor-type="paragraph" draw:z-index="6" draw:name="Forma4" draw:style-name="gr2" draw:text-style-name="P19" svg:width="5.841cm" svg:height="4.091cm" svg:x="-0.208cm" svg:y="0.309cm"><text:p/><draw:enhanced-geometry svg:viewBox="0 0 21600 21600" draw:type="rectangle" draw:enhanced-path="M 0 0 L 21600 0 21600 21600 0 21600 0 0 Z N"/></draw:custom-shape></text:p>
      <text:p text:style-name="P13"><text:s text:c="4"/><text:span text:style-name="T15">Em</text:span><text:span text:style-name="T17"> <text:s text:c="2"/></text:span><text:span text:style-name="T15">Bm7</text:span></text:p>
      <text:p text:style-name="P9">Senho_______r</text:p>
      <text:p text:style-name="P13"><text:s text:c="6"/><text:span text:style-name="T15">D</text:span><text:span text:style-name="T17"> <text:s text:c="6"/></text:span><text:span text:style-name="T15">A9</text:span></text:p>
      <text:p text:style-name="P9">Tua graça me basta</text:p>
      <text:p text:style-name="P9"><draw:custom-shape text:anchor-type="paragraph" draw:z-index="7" draw:style-name="gr1" draw:text-style-name="P18" svg:width="1.034cm" svg:height="0.629cm" svg:x="5.921cm" svg:y="0.035cm"><text:p text:style-name="P17"><text:span text:style-name="T18">2X </text:span></text:p>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13"><text:s text:c="4"/><text:span text:style-name="T15">Em</text:span><text:span text:style-name="T17"> <text:s text:c="2"/></text:span><text:span text:style-name="T15">Bm7</text:span></text:p>
      <text:p text:style-name="P9">Senho_______r</text:p>
      <text:p text:style-name="P13"><text:s text:c="8"/><text:span text:style-name="T15">D</text:span><text:span text:style-name="T17"> <text:s text:c="10"/></text:span><text:span text:style-name="T15">A9</text:span></text:p>
      <text:p text:style-name="P9">Tua presença me sustenta</text:p>
      <text:p text:style-name="P7"/>
      <text:p text:style-name="P11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Roboto Mono" svg:font-family="'Roboto Mono', 'Courier New', Courier, monospace"/>
    <style:font-face style:name="Courier New1" svg:font-family="'Courier New'" style:font-family-generic="modern" style:font-pitch="fixed"/>
    <style:font-face style:name="Calibri2" svg:font-family="Calibri" style:font-pitch="variable"/>
    <style:font-face style:name="MS Gothic" svg:font-family="'MS Gothic'" style:font-pitch="variable"/>
    <style:font-face style:name="Tahoma2" svg:font-family="Tahoma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Arial Unicode MS" svg:font-family="'Arial Unicode MS'" style:font-family-generic="swiss" style:font-pitch="variable"/>
    <style:font-face style:name="Calibri1" svg:font-family="Calibri" style:font-family-generic="swiss" style:font-pitch="variable"/>
    <style:font-face style:name="Calibri3" svg:font-family="Calibri" style:font-family-generic="system" style:font-pitch="variable"/>
    <style:font-face style:name="Courier New2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3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3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3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3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1-08-31T18:55:16.584000000</dc:date>
    <meta:editing-cycles>66</meta:editing-cycles>
    <meta:editing-duration>P1DT7H14M37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37" meta:word-count="105" meta:character-count="675" meta:non-whitespace-character-count="40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